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Pictures/2000005C00001EC20000041690757BB9.svm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201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svg:width="5.5047in" svg:height="3.4173in" svg:x="0.0433in" svg:y="9.0535in">
            <draw:object draw:notify-on-update-of-ranges="Sheet1.B4:Sheet1.B16 Sheet1.A3:Sheet1.A3 Sheet1.C4:Sheet1.C16 Sheet1.B18:Sheet1.B31 Sheet1.A17:Sheet1.A17 Sheet1.C18:Sheet1.C31 Sheet1.B33:Sheet1.B70 Sheet1.A32:Sheet1.A32 Sheet1.C33:Sheet1.C7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92in" svg:height="3.5425in" svg:x="0in" svg:y="22.2012in">
            <draw:object draw:notify-on-update-of-ranges="Sheet1.B74:Sheet1.B83 Sheet1.A3:Sheet1.A3 Sheet1.C74:Sheet1.C83 Sheet1.B109:Sheet1.B121 Sheet1.A109:Sheet1.A109 Sheet1.C109:Sheet1.C121 Sheet1.B96:Sheet1.B107 Sheet1.A32:Sheet1.A32 Sheet1.C96:Sheet1.C10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Graphics 1" draw:style-name="gr2" draw:text-style-name="P1" svg:width="3.0996in" svg:height="0.4114in" svg:x="1.7559in" svg:y="21.8165in">
            <draw:image xlink:href="Pictures/2000005C00001EC20000041690757BB9.svm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>
            <text:p>Index</text:p>
          </table:table-cell>
          <table:table-cell table:style-name="ce1" office:value-type="string">
            <text:p>Time</text:p>
          </table:table-cell>
        </table:table-row>
        <table:table-row table:style-name="ro1">
          <table:table-cell table:style-name="ce1" office:value-type="string">
            <text:p>Insertion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is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0000">
            <text:p>20000000</text:p>
          </table:table-cell>
          <table:table-cell office:value-type="float" office:value="0.7049075">
            <text:p>0.7049075</text:p>
          </table:table-cell>
        </table:table-row>
        <table:table-row table:style-name="ro1">
          <table:table-cell/>
          <table:table-cell office:value-type="float" office:value="40000000">
            <text:p>40000000</text:p>
          </table:table-cell>
          <table:table-cell office:value-type="float" office:value="1.7759899">
            <text:p>1.7759899</text:p>
          </table:table-cell>
        </table:table-row>
        <table:table-row table:style-name="ro1">
          <table:table-cell/>
          <table:table-cell office:value-type="float" office:value="60000000">
            <text:p>60000000</text:p>
          </table:table-cell>
          <table:table-cell office:value-type="float" office:value="2.7518046">
            <text:p>2.7518046</text:p>
          </table:table-cell>
        </table:table-row>
        <table:table-row table:style-name="ro1">
          <table:table-cell/>
          <table:table-cell office:value-type="float" office:value="80000000">
            <text:p>80000000</text:p>
          </table:table-cell>
          <table:table-cell office:value-type="float" office:value="4.227278">
            <text:p>4.227278</text:p>
          </table:table-cell>
        </table:table-row>
        <table:table-row table:style-name="ro1">
          <table:table-cell/>
          <table:table-cell office:value-type="float" office:value="100000000">
            <text:p>100000000</text:p>
          </table:table-cell>
          <table:table-cell office:value-type="float" office:value="5.2050377">
            <text:p>5.2050377</text:p>
          </table:table-cell>
        </table:table-row>
        <table:table-row table:style-name="ro1">
          <table:table-cell/>
          <table:table-cell office:value-type="float" office:value="120000000">
            <text:p>120000000</text:p>
          </table:table-cell>
          <table:table-cell office:value-type="float" office:value="6.1855636">
            <text:p>6.1855636</text:p>
          </table:table-cell>
        </table:table-row>
        <table:table-row table:style-name="ro1">
          <table:table-cell/>
          <table:table-cell office:value-type="float" office:value="140000000">
            <text:p>140000000</text:p>
          </table:table-cell>
          <table:table-cell office:value-type="float" office:value="8.0776376">
            <text:p>8.0776376</text:p>
          </table:table-cell>
        </table:table-row>
        <table:table-row table:style-name="ro1">
          <table:table-cell/>
          <table:table-cell office:value-type="float" office:value="160000000">
            <text:p>160000000</text:p>
          </table:table-cell>
          <table:table-cell office:value-type="float" office:value="9.060241">
            <text:p>9.060241</text:p>
          </table:table-cell>
        </table:table-row>
        <table:table-row table:style-name="ro1">
          <table:table-cell/>
          <table:table-cell office:value-type="float" office:value="180000000">
            <text:p>180000000</text:p>
          </table:table-cell>
          <table:table-cell office:value-type="float" office:value="9.942717">
            <text:p>9.942717</text:p>
          </table:table-cell>
        </table:table-row>
        <table:table-row table:style-name="ro1">
          <table:table-cell/>
          <table:table-cell office:value-type="float" office:value="200000000">
            <text:p>200000000</text:p>
          </table:table-cell>
          <table:table-cell office:value-type="float" office:value="10.9190448">
            <text:p>10.9190448</text:p>
          </table:table-cell>
        </table:table-row>
        <table:table-row table:style-name="ro1">
          <table:table-cell/>
          <table:table-cell office:value-type="float" office:value="220000000">
            <text:p>220000000</text:p>
          </table:table-cell>
          <table:table-cell office:value-type="float" office:value="10.8947297">
            <text:p>10.8947297</text:p>
          </table:table-cell>
        </table:table-row>
        <table:table-row table:style-name="ro1">
          <table:table-cell/>
          <table:table-cell office:value-type="float" office:value="240000000">
            <text:p>240000000</text:p>
          </table:table-cell>
          <table:table-cell office:value-type="float" office:value="12.8756862">
            <text:p>12.8756862</text:p>
          </table:table-cell>
        </table:table-row>
        <table:table-row table:style-name="ro1">
          <table:table-cell/>
          <table:table-cell office:value-type="float" office:value="260000000">
            <text:p>260000000</text:p>
          </table:table-cell>
          <table:table-cell office:value-type="float" office:value="13.8681684">
            <text:p>13.8681684</text:p>
          </table:table-cell>
        </table:table-row>
        <table:table-row table:style-name="ro1">
          <table:table-cell table:style-name="ce1" office:value-type="string">
            <text:p>Dictionary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0000">
            <text:p>4000000</text:p>
          </table:table-cell>
          <table:table-cell office:value-type="float" office:value="0.7234762">
            <text:p>0.7234762</text:p>
          </table:table-cell>
        </table:table-row>
        <table:table-row table:style-name="ro1">
          <table:table-cell/>
          <table:table-cell office:value-type="float" office:value="8000000">
            <text:p>8000000</text:p>
          </table:table-cell>
          <table:table-cell office:value-type="float" office:value="1.9502095">
            <text:p>1.9502095</text:p>
          </table:table-cell>
        </table:table-row>
        <table:table-row table:style-name="ro1">
          <table:table-cell/>
          <table:table-cell office:value-type="float" office:value="12000000">
            <text:p>12000000</text:p>
          </table:table-cell>
          <table:table-cell office:value-type="float" office:value="3.5036632">
            <text:p>3.5036632</text:p>
          </table:table-cell>
        </table:table-row>
        <table:table-row table:style-name="ro1">
          <table:table-cell/>
          <table:table-cell office:value-type="float" office:value="16000000">
            <text:p>16000000</text:p>
          </table:table-cell>
          <table:table-cell office:value-type="float" office:value="3.8534534">
            <text:p>3.8534534</text:p>
          </table:table-cell>
        </table:table-row>
        <table:table-row table:style-name="ro1">
          <table:table-cell/>
          <table:table-cell office:value-type="float" office:value="20000000">
            <text:p>20000000</text:p>
          </table:table-cell>
          <table:table-cell office:value-type="float" office:value="4.4046405">
            <text:p>4.4046405</text:p>
          </table:table-cell>
        </table:table-row>
        <table:table-row table:style-name="ro1">
          <table:table-cell/>
          <table:table-cell office:value-type="float" office:value="24000000">
            <text:p>24000000</text:p>
          </table:table-cell>
          <table:table-cell office:value-type="float" office:value="7.7001376">
            <text:p>7.7001376</text:p>
          </table:table-cell>
        </table:table-row>
        <table:table-row table:style-name="ro1">
          <table:table-cell/>
          <table:table-cell office:value-type="float" office:value="28000000">
            <text:p>28000000</text:p>
          </table:table-cell>
          <table:table-cell office:value-type="float" office:value="8.323778">
            <text:p>8.323778</text:p>
          </table:table-cell>
        </table:table-row>
        <table:table-row table:style-name="ro1">
          <table:table-cell/>
          <table:table-cell office:value-type="float" office:value="32000000">
            <text:p>32000000</text:p>
          </table:table-cell>
          <table:table-cell office:value-type="float" office:value="8.9441731">
            <text:p>8.9441731</text:p>
          </table:table-cell>
        </table:table-row>
        <table:table-row table:style-name="ro1">
          <table:table-cell/>
          <table:table-cell office:value-type="float" office:value="36000000">
            <text:p>36000000</text:p>
          </table:table-cell>
          <table:table-cell office:value-type="float" office:value="9.562052">
            <text:p>9.562052</text:p>
          </table:table-cell>
        </table:table-row>
        <table:table-row table:style-name="ro1">
          <table:table-cell/>
          <table:table-cell office:value-type="float" office:value="40000000">
            <text:p>40000000</text:p>
          </table:table-cell>
          <table:table-cell office:value-type="float" office:value="10.0965528">
            <text:p>10.0965528</text:p>
          </table:table-cell>
        </table:table-row>
        <table:table-row table:style-name="ro1">
          <table:table-cell/>
          <table:table-cell office:value-type="float" office:value="44000000">
            <text:p>44000000</text:p>
          </table:table-cell>
          <table:table-cell office:value-type="float" office:value="10.5388692">
            <text:p>10.5388692</text:p>
          </table:table-cell>
        </table:table-row>
        <table:table-row table:style-name="ro1">
          <table:table-cell/>
          <table:table-cell office:value-type="float" office:value="48000000">
            <text:p>48000000</text:p>
          </table:table-cell>
          <table:table-cell office:value-type="float" office:value="14.7286891">
            <text:p>14.7286891</text:p>
          </table:table-cell>
        </table:table-row>
        <table:table-row table:style-name="ro1">
          <table:table-cell/>
          <table:table-cell office:value-type="float" office:value="52000000">
            <text:p>52000000</text:p>
          </table:table-cell>
          <table:table-cell office:value-type="float" office:value="15.0995761">
            <text:p>15.0995761</text:p>
          </table:table-cell>
        </table:table-row>
        <table:table-row table:style-name="ro1">
          <table:table-cell/>
          <table:table-cell office:value-type="float" office:value="56000000">
            <text:p>56000000</text:p>
          </table:table-cell>
          <table:table-cell office:value-type="float" office:value="15.4976258">
            <text:p>15.4976258</text:p>
          </table:table-cell>
        </table:table-row>
        <table:table-row table:style-name="ro1">
          <table:table-cell table:style-name="ce1" office:value-type="string">
            <text:p>SortedDictionary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000">
            <text:p>2000000</text:p>
          </table:table-cell>
          <table:table-cell office:value-type="float" office:value="5.276972">
            <text:p>5.276972</text:p>
          </table:table-cell>
        </table:table-row>
        <table:table-row table:style-name="ro1">
          <table:table-cell/>
          <table:table-cell office:value-type="float" office:value="4000000">
            <text:p>4000000</text:p>
          </table:table-cell>
          <table:table-cell office:value-type="float" office:value="10.874548">
            <text:p>10.874548</text:p>
          </table:table-cell>
        </table:table-row>
        <table:table-row table:style-name="ro1">
          <table:table-cell/>
          <table:table-cell office:value-type="float" office:value="6000000">
            <text:p>6000000</text:p>
          </table:table-cell>
          <table:table-cell office:value-type="float" office:value="16.1242237">
            <text:p>16.1242237</text:p>
          </table:table-cell>
        </table:table-row>
        <table:table-row table:style-name="ro1">
          <table:table-cell/>
          <table:table-cell office:value-type="float" office:value="8000000">
            <text:p>8000000</text:p>
          </table:table-cell>
          <table:table-cell office:value-type="float" office:value="22.436516">
            <text:p>22.436516</text:p>
          </table:table-cell>
        </table:table-row>
        <table:table-row table:style-name="ro1">
          <table:table-cell/>
          <table:table-cell office:value-type="float" office:value="10000000">
            <text:p>10000000</text:p>
          </table:table-cell>
          <table:table-cell office:value-type="float" office:value="28.1234827">
            <text:p>28.1234827</text:p>
          </table:table-cell>
        </table:table-row>
        <table:table-row table:style-name="ro1">
          <table:table-cell/>
          <table:table-cell office:value-type="float" office:value="12000000">
            <text:p>12000000</text:p>
          </table:table-cell>
          <table:table-cell office:value-type="float" office:value="33.9935627">
            <text:p>33.9935627</text:p>
          </table:table-cell>
        </table:table-row>
        <table:table-row table:style-name="ro1">
          <table:table-cell/>
          <table:table-cell office:value-type="float" office:value="14000000">
            <text:p>14000000</text:p>
          </table:table-cell>
          <table:table-cell office:value-type="float" office:value="40.4656913">
            <text:p>40.4656913</text:p>
          </table:table-cell>
        </table:table-row>
        <table:table-row table:style-name="ro1">
          <table:table-cell/>
          <table:table-cell office:value-type="float" office:value="16000000">
            <text:p>16000000</text:p>
          </table:table-cell>
          <table:table-cell office:value-type="float" office:value="46.8426553">
            <text:p>46.8426553</text:p>
          </table:table-cell>
        </table:table-row>
        <table:table-row table:style-name="ro1">
          <table:table-cell/>
          <table:table-cell office:value-type="float" office:value="18000000">
            <text:p>18000000</text:p>
          </table:table-cell>
          <table:table-cell office:value-type="float" office:value="53.5343013">
            <text:p>53.5343013</text:p>
          </table:table-cell>
        </table:table-row>
        <table:table-row table:style-name="ro1">
          <table:table-cell/>
          <table:table-cell office:value-type="float" office:value="20000000">
            <text:p>20000000</text:p>
          </table:table-cell>
          <table:table-cell office:value-type="float" office:value="57.8953807">
            <text:p>57.8953807</text:p>
          </table:table-cell>
        </table:table-row>
        <table:table-row table:style-name="ro1" table:number-rows-repeated="29">
          <table:table-cell table:number-columns-repeated="3"/>
        </table:table-row>
        <table:table-row table:style-name="ro1">
          <table:table-cell table:style-name="ce1" office:value-type="string">
            <text:p>Lookup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ist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0">
            <text:p>5000</text:p>
          </table:table-cell>
          <table:table-cell office:value-type="float" office:value="0.0884487">
            <text:p>0.0884487</text:p>
          </table:table-cell>
        </table:table-row>
        <table:table-row table:style-name="ro1">
          <table:table-cell/>
          <table:table-cell office:value-type="float" office:value="10000">
            <text:p>10000</text:p>
          </table:table-cell>
          <table:table-cell office:value-type="float" office:value="0.4907978">
            <text:p>0.4907978</text:p>
          </table:table-cell>
        </table:table-row>
        <table:table-row table:style-name="ro1">
          <table:table-cell/>
          <table:table-cell office:value-type="float" office:value="15000">
            <text:p>15000</text:p>
          </table:table-cell>
          <table:table-cell office:value-type="float" office:value="1.3678879">
            <text:p>1.3678879</text:p>
          </table:table-cell>
        </table:table-row>
        <table:table-row table:style-name="ro1">
          <table:table-cell/>
          <table:table-cell office:value-type="float" office:value="20000">
            <text:p>20000</text:p>
          </table:table-cell>
          <table:table-cell office:value-type="float" office:value="2.5975867">
            <text:p>2.5975867</text:p>
          </table:table-cell>
        </table:table-row>
        <table:table-row table:style-name="ro1">
          <table:table-cell/>
          <table:table-cell office:value-type="float" office:value="25000">
            <text:p>25000</text:p>
          </table:table-cell>
          <table:table-cell office:value-type="float" office:value="4.1985368">
            <text:p>4.1985368</text:p>
          </table:table-cell>
        </table:table-row>
        <table:table-row table:style-name="ro1">
          <table:table-cell/>
          <table:table-cell office:value-type="float" office:value="30000">
            <text:p>30000</text:p>
          </table:table-cell>
          <table:table-cell office:value-type="float" office:value="5.819979">
            <text:p>5.819979</text:p>
          </table:table-cell>
        </table:table-row>
        <table:table-row table:style-name="ro1">
          <table:table-cell/>
          <table:table-cell office:value-type="float" office:value="35000">
            <text:p>35000</text:p>
          </table:table-cell>
          <table:table-cell office:value-type="float" office:value="7.1853852">
            <text:p>7.1853852</text:p>
          </table:table-cell>
        </table:table-row>
        <table:table-row table:style-name="ro1">
          <table:table-cell/>
          <table:table-cell office:value-type="float" office:value="40000">
            <text:p>40000</text:p>
          </table:table-cell>
          <table:table-cell office:value-type="float" office:value="9.5815498">
            <text:p>9.5815498</text:p>
          </table:table-cell>
        </table:table-row>
        <table:table-row table:style-name="ro1">
          <table:table-cell/>
          <table:table-cell office:value-type="float" office:value="45000">
            <text:p>45000</text:p>
          </table:table-cell>
          <table:table-cell office:value-type="float" office:value="12.4891272">
            <text:p>12.4891272</text:p>
          </table:table-cell>
        </table:table-row>
        <table:table-row table:style-name="ro1">
          <table:table-cell/>
          <table:table-cell office:value-type="float" office:value="50000">
            <text:p>50000</text:p>
          </table:table-cell>
          <table:table-cell office:value-type="float" office:value="15.8624392">
            <text:p>15.8624392</text:p>
          </table:table-cell>
        </table:table-row>
        <table:table-row table:style-name="ro1">
          <table:table-cell table:style-name="ce1" office:value-type="string">
            <text:p>Dictionary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00000">
            <text:p>50000000</text:p>
          </table:table-cell>
          <table:table-cell office:value-type="float" office:value="5.32974">
            <text:p>5.32974</text:p>
          </table:table-cell>
        </table:table-row>
        <table:table-row table:style-name="ro1">
          <table:table-cell/>
          <table:table-cell office:value-type="float" office:value="100000000">
            <text:p>100000000</text:p>
          </table:table-cell>
          <table:table-cell office:value-type="float" office:value="11.5676125">
            <text:p>11.5676125</text:p>
          </table:table-cell>
        </table:table-row>
        <table:table-row table:style-name="ro1">
          <table:table-cell/>
          <table:table-cell office:value-type="float" office:value="150000000">
            <text:p>150000000</text:p>
          </table:table-cell>
          <table:table-cell office:value-type="float" office:value="16.8659917">
            <text:p>16.8659917</text:p>
          </table:table-cell>
        </table:table-row>
        <table:table-row table:style-name="ro1">
          <table:table-cell/>
          <table:table-cell office:value-type="float" office:value="200000000">
            <text:p>200000000</text:p>
          </table:table-cell>
          <table:table-cell office:value-type="float" office:value="22.7136303">
            <text:p>22.7136303</text:p>
          </table:table-cell>
        </table:table-row>
        <table:table-row table:style-name="ro1">
          <table:table-cell/>
          <table:table-cell office:value-type="float" office:value="250000000">
            <text:p>250000000</text:p>
          </table:table-cell>
          <table:table-cell office:value-type="float" office:value="28.7786009">
            <text:p>28.7786009</text:p>
          </table:table-cell>
        </table:table-row>
        <table:table-row table:style-name="ro1">
          <table:table-cell/>
          <table:table-cell office:value-type="float" office:value="300000000">
            <text:p>300000000</text:p>
          </table:table-cell>
          <table:table-cell office:value-type="float" office:value="34.8543884">
            <text:p>34.8543884</text:p>
          </table:table-cell>
        </table:table-row>
        <table:table-row table:style-name="ro1">
          <table:table-cell/>
          <table:table-cell office:value-type="float" office:value="350000000">
            <text:p>350000000</text:p>
          </table:table-cell>
          <table:table-cell office:value-type="float" office:value="40.9373149">
            <text:p>40.9373149</text:p>
          </table:table-cell>
        </table:table-row>
        <table:table-row table:style-name="ro1">
          <table:table-cell/>
          <table:table-cell office:value-type="float" office:value="400000000">
            <text:p>400000000</text:p>
          </table:table-cell>
          <table:table-cell office:value-type="float" office:value="46.9851185">
            <text:p>46.9851185</text:p>
          </table:table-cell>
        </table:table-row>
        <table:table-row table:style-name="ro1">
          <table:table-cell/>
          <table:table-cell office:value-type="float" office:value="450000000">
            <text:p>450000000</text:p>
          </table:table-cell>
          <table:table-cell office:value-type="float" office:value="53.0402733">
            <text:p>53.0402733</text:p>
          </table:table-cell>
        </table:table-row>
        <table:table-row table:style-name="ro1">
          <table:table-cell/>
          <table:table-cell office:value-type="float" office:value="500000000">
            <text:p>500000000</text:p>
          </table:table-cell>
          <table:table-cell office:value-type="float" office:value="59.0970664">
            <text:p>59.0970664</text:p>
          </table:table-cell>
        </table:table-row>
        <table:table-row table:style-name="ro1">
          <table:table-cell table:style-name="ce1" office:value-type="string">
            <text:p>SortedDictionary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00">
            <text:p>200000</text:p>
          </table:table-cell>
          <table:table-cell office:value-type="float" office:value="0.1867804">
            <text:p>0.1867804</text:p>
          </table:table-cell>
        </table:table-row>
        <table:table-row table:style-name="ro1">
          <table:table-cell/>
          <table:table-cell office:value-type="float" office:value="400000">
            <text:p>400000</text:p>
          </table:table-cell>
          <table:table-cell office:value-type="float" office:value="0.2943282">
            <text:p>0.2943282</text:p>
          </table:table-cell>
        </table:table-row>
        <table:table-row table:style-name="ro1">
          <table:table-cell/>
          <table:table-cell office:value-type="float" office:value="600000">
            <text:p>600000</text:p>
          </table:table-cell>
          <table:table-cell office:value-type="float" office:value="0.4000301">
            <text:p>0.4000301</text:p>
          </table:table-cell>
        </table:table-row>
        <table:table-row table:style-name="ro1">
          <table:table-cell/>
          <table:table-cell office:value-type="float" office:value="800000">
            <text:p>800000</text:p>
          </table:table-cell>
          <table:table-cell office:value-type="float" office:value="0.6163778">
            <text:p>0.6163778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0.6562733">
            <text:p>0.6562733</text:p>
          </table:table-cell>
        </table:table-row>
        <table:table-row table:style-name="ro1">
          <table:table-cell/>
          <table:table-cell office:value-type="float" office:value="1200000">
            <text:p>1200000</text:p>
          </table:table-cell>
          <table:table-cell office:value-type="float" office:value="0.8176596">
            <text:p>0.8176596</text:p>
          </table:table-cell>
        </table:table-row>
        <table:table-row table:style-name="ro1">
          <table:table-cell/>
          <table:table-cell office:value-type="float" office:value="1400000">
            <text:p>1400000</text:p>
          </table:table-cell>
          <table:table-cell office:value-type="float" office:value="1.0145614">
            <text:p>1.0145614</text:p>
          </table:table-cell>
        </table:table-row>
        <table:table-row table:style-name="ro1">
          <table:table-cell/>
          <table:table-cell office:value-type="float" office:value="1600000">
            <text:p>1600000</text:p>
          </table:table-cell>
          <table:table-cell office:value-type="float" office:value="1.2426269">
            <text:p>1.2426269</text:p>
          </table:table-cell>
        </table:table-row>
        <table:table-row table:style-name="ro1">
          <table:table-cell/>
          <table:table-cell office:value-type="float" office:value="1800000">
            <text:p>1800000</text:p>
          </table:table-cell>
          <table:table-cell office:value-type="float" office:value="1.4560669">
            <text:p>1.4560669</text:p>
          </table:table-cell>
        </table:table-row>
        <table:table-row table:style-name="ro1">
          <table:table-cell/>
          <table:table-cell office:value-type="float" office:value="2000000">
            <text:p>2000000</text:p>
          </table:table-cell>
          <table:table-cell office:value-type="float" office:value="1.6866928">
            <text:p>1.6866928</text:p>
          </table:table-cell>
        </table:table-row>
        <table:table-row table:style-name="ro1">
          <table:table-cell/>
          <table:table-cell office:value-type="float" office:value="3200000">
            <text:p>3200000</text:p>
          </table:table-cell>
          <table:table-cell office:value-type="float" office:value="2.6479533">
            <text:p>2.6479533</text:p>
          </table:table-cell>
        </table:table-row>
        <table:table-row table:style-name="ro1">
          <table:table-cell/>
          <table:table-cell office:value-type="float" office:value="3800000">
            <text:p>3800000</text:p>
          </table:table-cell>
          <table:table-cell office:value-type="float" office:value="3.2796632">
            <text:p>3.27966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Sorted list</text:p>
          </table:table-cell>
          <table:table-cell office:value-type="float" office:value="500000">
            <text:p>500000</text:p>
          </table:table-cell>
          <table:table-cell office:value-type="float" office:value="0.1679782">
            <text:p>0.1679782</text:p>
          </table:table-cell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0.3665474">
            <text:p>0.3665474</text:p>
          </table:table-cell>
        </table:table-row>
        <table:table-row table:style-name="ro1">
          <table:table-cell/>
          <table:table-cell office:value-type="float" office:value="1500000">
            <text:p>1500000</text:p>
          </table:table-cell>
          <table:table-cell office:value-type="float" office:value="0.6281458">
            <text:p>0.6281458</text:p>
          </table:table-cell>
        </table:table-row>
        <table:table-row table:style-name="ro1">
          <table:table-cell/>
          <table:table-cell office:value-type="float" office:value="2000000">
            <text:p>2000000</text:p>
          </table:table-cell>
          <table:table-cell office:value-type="float" office:value="0.9374865">
            <text:p>0.9374865</text:p>
          </table:table-cell>
        </table:table-row>
        <table:table-row table:style-name="ro1">
          <table:table-cell/>
          <table:table-cell office:value-type="float" office:value="2500000">
            <text:p>2500000</text:p>
          </table:table-cell>
          <table:table-cell office:value-type="float" office:value="1.2405483">
            <text:p>1.2405483</text:p>
          </table:table-cell>
        </table:table-row>
        <table:table-row table:style-name="ro1">
          <table:table-cell/>
          <table:table-cell office:value-type="float" office:value="3000000">
            <text:p>3000000</text:p>
          </table:table-cell>
          <table:table-cell office:value-type="float" office:value="1.5478143">
            <text:p>1.5478143</text:p>
          </table:table-cell>
        </table:table-row>
        <table:table-row table:style-name="ro1">
          <table:table-cell/>
          <table:table-cell office:value-type="float" office:value="3500000">
            <text:p>3500000</text:p>
          </table:table-cell>
          <table:table-cell office:value-type="float" office:value="1.8515309">
            <text:p>1.8515309</text:p>
          </table:table-cell>
        </table:table-row>
        <table:table-row table:style-name="ro1">
          <table:table-cell/>
          <table:table-cell office:value-type="float" office:value="4000000">
            <text:p>4000000</text:p>
          </table:table-cell>
          <table:table-cell office:value-type="float" office:value="2.1538264">
            <text:p>2.1538264</text:p>
          </table:table-cell>
        </table:table-row>
        <table:table-row table:style-name="ro1">
          <table:table-cell/>
          <table:table-cell office:value-type="float" office:value="4500000">
            <text:p>4500000</text:p>
          </table:table-cell>
          <table:table-cell office:value-type="float" office:value="2.4547035">
            <text:p>2.4547035</text:p>
          </table:table-cell>
        </table:table-row>
        <table:table-row table:style-name="ro1">
          <table:table-cell/>
          <table:table-cell office:value-type="float" office:value="5000000">
            <text:p>5000000</text:p>
          </table:table-cell>
          <table:table-cell office:value-type="float" office:value="2.6916142">
            <text:p>2.6916142</text:p>
          </table:table-cell>
        </table:table-row>
        <table:table-row table:style-name="ro1">
          <table:table-cell/>
          <table:table-cell office:value-type="float" office:value="6500000">
            <text:p>6500000</text:p>
          </table:table-cell>
          <table:table-cell office:value-type="float" office:value="3.5705828">
            <text:p>3.5705828</text:p>
          </table:table-cell>
        </table:table-row>
        <table:table-row table:style-name="ro1">
          <table:table-cell/>
          <table:table-cell office:value-type="float" office:value="8000000">
            <text:p>8000000</text:p>
          </table:table-cell>
          <table:table-cell office:value-type="float" office:value="4.3846846">
            <text:p>4.3846846</text:p>
          </table:table-cell>
        </table:table-row>
        <table:table-row table:style-name="ro1">
          <table:table-cell/>
          <table:table-cell office:value-type="float" office:value="9500000">
            <text:p>9500000</text:p>
          </table:table-cell>
          <table:table-cell office:value-type="float" office:value="4.8322453">
            <text:p>4.8322453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Equation for dictionary:</text:p>
          </table:table-cell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3">09/13/2012</text:date>, <text:time>13:4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ffer Pedersen</meta:initial-creator>
    <meta:creation-date>2012-09-11T16:11:17</meta:creation-date>
    <dc:date>2012-09-13T13:47:38</dc:date>
    <dc:creator>Christoffer Pedersen</dc:creator>
    <meta:editing-duration>PT1H5M9S</meta:editing-duration>
    <meta:editing-cycles>6</meta:editing-cycles>
    <meta:generator>LibreOffice/3.4$Unix LibreOffice_project/340m1$Build-402</meta:generator>
    <meta:document-statistic meta:table-count="3" meta:cell-count="17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83cm" svg:height="8.681cm" xlink:href=".." xlink:type="simple" chart:class="chart:scatter" chart:style-name="ch1">
        <chart:legend chart:legend-position="end" svg:x="10.099cm" svg:y="3.543cm" style:legend-expansion="high" chart:style-name="ch2"/>
        <chart:plot-area chart:style-name="ch3" table:cell-range-address="Sheet1.B4:Sheet1.C16 Sheet1.A3:Sheet1.A3 Sheet1.A17:Sheet1.A17 Sheet1.C18:Sheet1.C31 Sheet1.A32:Sheet1.A32 Sheet1.C33:Sheet1.C70" chart:data-source-has-labels="row" svg:x="0.729cm" svg:y="0.827cm" svg:width="8.812cm" svg:height="7.261cm">
          <chartooo:coordinate-region svg:x="1.35cm" svg:y="1.026cm" svg:width="7.356cm" svg:height="6.4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6" chart:label-cell-address="Sheet1.A3:Sheet1.A3" chart:class="chart:scatter">
            <chart:domain table:cell-range-address="Sheet1.B4:Sheet1.B16"/>
            <chart:data-point chart:repeated="13"/>
          </chart:series>
          <chart:series chart:style-name="ch7" chart:values-cell-range-address="Sheet1.C18:Sheet1.C31" chart:label-cell-address="Sheet1.A17:Sheet1.A17" chart:class="chart:scatter">
            <chart:domain table:cell-range-address="Sheet1.B18:Sheet1.B31"/>
            <chart:data-point chart:repeated="14"/>
          </chart:series>
          <chart:series chart:style-name="ch8" chart:values-cell-range-address="Sheet1.C33:Sheet1.C70" chart:label-cell-address="Sheet1.A32:Sheet1.A32" chart:class="chart:scatter">
            <chart:domain table:cell-range-address="Sheet1.B33:Sheet1.B70"/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ist</text:p>
                <draw:g>
                  <svg:desc>Sheet1.A3:Sheet1.A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Dictionary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ortedDictionary</text:p>
                <draw:g>
                  <svg:desc>Sheet1.A32:Sheet1.A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0000">
                <text:p>20000000</text:p>
                <draw:g>
                  <svg:desc>Sheet1.B4:Sheet1.B16</svg:desc>
                </draw:g>
              </table:table-cell>
              <table:table-cell office:value-type="float" office:value="0.7049075">
                <text:p>0.7049075</text:p>
                <draw:g>
                  <svg:desc>Sheet1.C4:Sheet1.C16</svg:desc>
                </draw:g>
              </table:table-cell>
              <table:table-cell office:value-type="float" office:value="4000000">
                <text:p>4000000</text:p>
                <draw:g>
                  <svg:desc>Sheet1.B18:Sheet1.B31</svg:desc>
                </draw:g>
              </table:table-cell>
              <table:table-cell office:value-type="float" office:value="0.7234762">
                <text:p>0.7234762</text:p>
                <draw:g>
                  <svg:desc>Sheet1.C18:Sheet1.C31</svg:desc>
                </draw:g>
              </table:table-cell>
              <table:table-cell office:value-type="float" office:value="2000000">
                <text:p>2000000</text:p>
                <draw:g>
                  <svg:desc>Sheet1.B33:Sheet1.B70</svg:desc>
                </draw:g>
              </table:table-cell>
              <table:table-cell office:value-type="float" office:value="5.276972">
                <text:p>5.276972</text:p>
                <draw:g>
                  <svg:desc>Sheet1.C33:Sheet1.C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0000">
                <text:p>40000000</text:p>
              </table:table-cell>
              <table:table-cell office:value-type="float" office:value="1.7759899">
                <text:p>1.7759899</text:p>
              </table:table-cell>
              <table:table-cell office:value-type="float" office:value="8000000">
                <text:p>8000000</text:p>
              </table:table-cell>
              <table:table-cell office:value-type="float" office:value="1.9502095">
                <text:p>1.9502095</text:p>
              </table:table-cell>
              <table:table-cell office:value-type="float" office:value="4000000">
                <text:p>4000000</text:p>
              </table:table-cell>
              <table:table-cell office:value-type="float" office:value="10.874548">
                <text:p>10.874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0000">
                <text:p>60000000</text:p>
              </table:table-cell>
              <table:table-cell office:value-type="float" office:value="2.7518046">
                <text:p>2.7518046</text:p>
              </table:table-cell>
              <table:table-cell office:value-type="float" office:value="12000000">
                <text:p>12000000</text:p>
              </table:table-cell>
              <table:table-cell office:value-type="float" office:value="3.5036632">
                <text:p>3.5036632</text:p>
              </table:table-cell>
              <table:table-cell office:value-type="float" office:value="6000000">
                <text:p>6000000</text:p>
              </table:table-cell>
              <table:table-cell office:value-type="float" office:value="16.1242237">
                <text:p>16.1242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0000">
                <text:p>80000000</text:p>
              </table:table-cell>
              <table:table-cell office:value-type="float" office:value="4.227278">
                <text:p>4.227278</text:p>
              </table:table-cell>
              <table:table-cell office:value-type="float" office:value="16000000">
                <text:p>16000000</text:p>
              </table:table-cell>
              <table:table-cell office:value-type="float" office:value="3.8534534">
                <text:p>3.8534534</text:p>
              </table:table-cell>
              <table:table-cell office:value-type="float" office:value="8000000">
                <text:p>8000000</text:p>
              </table:table-cell>
              <table:table-cell office:value-type="float" office:value="22.436516">
                <text:p>22.4365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0">
                <text:p>100000000</text:p>
              </table:table-cell>
              <table:table-cell office:value-type="float" office:value="5.2050377">
                <text:p>5.2050377</text:p>
              </table:table-cell>
              <table:table-cell office:value-type="float" office:value="20000000">
                <text:p>20000000</text:p>
              </table:table-cell>
              <table:table-cell office:value-type="float" office:value="4.4046405">
                <text:p>4.4046405</text:p>
              </table:table-cell>
              <table:table-cell office:value-type="float" office:value="10000000">
                <text:p>10000000</text:p>
              </table:table-cell>
              <table:table-cell office:value-type="float" office:value="28.1234827">
                <text:p>28.1234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00000">
                <text:p>120000000</text:p>
              </table:table-cell>
              <table:table-cell office:value-type="float" office:value="6.1855636">
                <text:p>6.1855636</text:p>
              </table:table-cell>
              <table:table-cell office:value-type="float" office:value="24000000">
                <text:p>24000000</text:p>
              </table:table-cell>
              <table:table-cell office:value-type="float" office:value="7.7001376">
                <text:p>7.7001376</text:p>
              </table:table-cell>
              <table:table-cell office:value-type="float" office:value="12000000">
                <text:p>12000000</text:p>
              </table:table-cell>
              <table:table-cell office:value-type="float" office:value="33.9935627">
                <text:p>33.99356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00000">
                <text:p>140000000</text:p>
              </table:table-cell>
              <table:table-cell office:value-type="float" office:value="8.0776376">
                <text:p>8.0776376</text:p>
              </table:table-cell>
              <table:table-cell office:value-type="float" office:value="28000000">
                <text:p>28000000</text:p>
              </table:table-cell>
              <table:table-cell office:value-type="float" office:value="8.323778">
                <text:p>8.323778</text:p>
              </table:table-cell>
              <table:table-cell office:value-type="float" office:value="14000000">
                <text:p>14000000</text:p>
              </table:table-cell>
              <table:table-cell office:value-type="float" office:value="40.4656913">
                <text:p>40.46569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00000">
                <text:p>160000000</text:p>
              </table:table-cell>
              <table:table-cell office:value-type="float" office:value="9.060241">
                <text:p>9.060241</text:p>
              </table:table-cell>
              <table:table-cell office:value-type="float" office:value="32000000">
                <text:p>32000000</text:p>
              </table:table-cell>
              <table:table-cell office:value-type="float" office:value="8.9441731">
                <text:p>8.9441731</text:p>
              </table:table-cell>
              <table:table-cell office:value-type="float" office:value="16000000">
                <text:p>16000000</text:p>
              </table:table-cell>
              <table:table-cell office:value-type="float" office:value="46.8426553">
                <text:p>46.84265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00000">
                <text:p>180000000</text:p>
              </table:table-cell>
              <table:table-cell office:value-type="float" office:value="9.942717">
                <text:p>9.942717</text:p>
              </table:table-cell>
              <table:table-cell office:value-type="float" office:value="36000000">
                <text:p>36000000</text:p>
              </table:table-cell>
              <table:table-cell office:value-type="float" office:value="9.562052">
                <text:p>9.562052</text:p>
              </table:table-cell>
              <table:table-cell office:value-type="float" office:value="18000000">
                <text:p>18000000</text:p>
              </table:table-cell>
              <table:table-cell office:value-type="float" office:value="53.5343013">
                <text:p>53.53430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0000">
                <text:p>200000000</text:p>
              </table:table-cell>
              <table:table-cell office:value-type="float" office:value="10.9190448">
                <text:p>10.9190448</text:p>
              </table:table-cell>
              <table:table-cell office:value-type="float" office:value="40000000">
                <text:p>40000000</text:p>
              </table:table-cell>
              <table:table-cell office:value-type="float" office:value="10.0965528">
                <text:p>10.0965528</text:p>
              </table:table-cell>
              <table:table-cell office:value-type="float" office:value="20000000">
                <text:p>20000000</text:p>
              </table:table-cell>
              <table:table-cell office:value-type="float" office:value="57.8953807">
                <text:p>57.89538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000000">
                <text:p>220000000</text:p>
              </table:table-cell>
              <table:table-cell office:value-type="float" office:value="10.8947297">
                <text:p>10.8947297</text:p>
              </table:table-cell>
              <table:table-cell office:value-type="float" office:value="44000000">
                <text:p>44000000</text:p>
              </table:table-cell>
              <table:table-cell office:value-type="float" office:value="10.5388692">
                <text:p>10.5388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000000">
                <text:p>240000000</text:p>
              </table:table-cell>
              <table:table-cell office:value-type="float" office:value="12.8756862">
                <text:p>12.8756862</text:p>
              </table:table-cell>
              <table:table-cell office:value-type="float" office:value="48000000">
                <text:p>48000000</text:p>
              </table:table-cell>
              <table:table-cell office:value-type="float" office:value="14.7286891">
                <text:p>14.7286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000000">
                <text:p>260000000</text:p>
              </table:table-cell>
              <table:table-cell office:value-type="float" office:value="13.8681684">
                <text:p>13.8681684</text:p>
              </table:table-cell>
              <table:table-cell office:value-type="float" office:value="52000000">
                <text:p>52000000</text:p>
              </table:table-cell>
              <table:table-cell office:value-type="float" office:value="15.0995761">
                <text:p>15.0995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00000">
                <text:p>56000000</text:p>
              </table:table-cell>
              <table:table-cell office:value-type="float" office:value="15.4976258">
                <text:p>15.4976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8.999cm" xlink:href=".." xlink:type="simple" chart:class="chart:scatter" chart:style-name="ch1">
        <chart:legend chart:legend-position="end" svg:x="12.117cm" svg:y="3.702cm" style:legend-expansion="high" chart:style-name="ch2"/>
        <chart:plot-area chart:style-name="ch3" table:cell-range-address="Sheet1.B74:Sheet1.C83 Sheet1.A3:Sheet1.A3 Sheet1.A109:Sheet1.A109 Sheet1.C109:Sheet1.C121 Sheet1.A32:Sheet1.A32 Sheet1.C96:Sheet1.C107" chart:data-source-has-labels="row" svg:x="0.77cm" svg:y="0.851cm" svg:width="10.707cm" svg:height="7.549cm">
          <chartooo:coordinate-region svg:x="1.391cm" svg:y="1.05cm" svg:width="9.343cm" svg:height="6.7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74:Sheet1.C83" chart:label-cell-address="Sheet1.A3:Sheet1.A3" chart:class="chart:scatter">
            <chart:domain table:cell-range-address="Sheet1.B74:Sheet1.B83"/>
            <chart:data-point chart:repeated="10"/>
          </chart:series>
          <chart:series chart:style-name="ch7" chart:values-cell-range-address="Sheet1.C109:Sheet1.C121" chart:label-cell-address="Sheet1.A109:Sheet1.A109" chart:class="chart:scatter">
            <chart:domain table:cell-range-address="Sheet1.B109:Sheet1.B121"/>
            <chart:data-point chart:repeated="13"/>
          </chart:series>
          <chart:series chart:style-name="ch8" chart:values-cell-range-address="Sheet1.C96:Sheet1.C107" chart:label-cell-address="Sheet1.A32:Sheet1.A32" chart:class="chart:scatter">
            <chart:domain table:cell-range-address="Sheet1.B96:Sheet1.B107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ist</text:p>
                <draw:g>
                  <svg:desc>Sheet1.A3:Sheet1.A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orted list</text:p>
                <draw:g>
                  <svg:desc>Sheet1.A109:Sheet1.A10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ortedDictionary</text:p>
                <draw:g>
                  <svg:desc>Sheet1.A32:Sheet1.A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Sheet1.B74:Sheet1.B83</svg:desc>
                </draw:g>
              </table:table-cell>
              <table:table-cell office:value-type="float" office:value="0.0884487">
                <text:p>0.0884487</text:p>
                <draw:g>
                  <svg:desc>Sheet1.C74:Sheet1.C83</svg:desc>
                </draw:g>
              </table:table-cell>
              <table:table-cell office:value-type="float" office:value="500000">
                <text:p>500000</text:p>
                <draw:g>
                  <svg:desc>Sheet1.B109:Sheet1.B121</svg:desc>
                </draw:g>
              </table:table-cell>
              <table:table-cell office:value-type="float" office:value="0.1679782">
                <text:p>0.1679782</text:p>
                <draw:g>
                  <svg:desc>Sheet1.C109:Sheet1.C121</svg:desc>
                </draw:g>
              </table:table-cell>
              <table:table-cell office:value-type="float" office:value="200000">
                <text:p>200000</text:p>
                <draw:g>
                  <svg:desc>Sheet1.B96:Sheet1.B107</svg:desc>
                </draw:g>
              </table:table-cell>
              <table:table-cell office:value-type="float" office:value="0.1867804">
                <text:p>0.1867804</text:p>
                <draw:g>
                  <svg:desc>Sheet1.C96:Sheet1.C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4907978">
                <text:p>0.4907978</text:p>
              </table:table-cell>
              <table:table-cell office:value-type="float" office:value="1000000">
                <text:p>1000000</text:p>
              </table:table-cell>
              <table:table-cell office:value-type="float" office:value="0.3665474">
                <text:p>0.3665474</text:p>
              </table:table-cell>
              <table:table-cell office:value-type="float" office:value="400000">
                <text:p>400000</text:p>
              </table:table-cell>
              <table:table-cell office:value-type="float" office:value="0.2943282">
                <text:p>0.2943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">
                <text:p>15000</text:p>
              </table:table-cell>
              <table:table-cell office:value-type="float" office:value="1.3678879">
                <text:p>1.3678879</text:p>
              </table:table-cell>
              <table:table-cell office:value-type="float" office:value="1500000">
                <text:p>1500000</text:p>
              </table:table-cell>
              <table:table-cell office:value-type="float" office:value="0.6281458">
                <text:p>0.6281458</text:p>
              </table:table-cell>
              <table:table-cell office:value-type="float" office:value="600000">
                <text:p>600000</text:p>
              </table:table-cell>
              <table:table-cell office:value-type="float" office:value="0.4000301">
                <text:p>0.40003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2.5975867">
                <text:p>2.5975867</text:p>
              </table:table-cell>
              <table:table-cell office:value-type="float" office:value="2000000">
                <text:p>2000000</text:p>
              </table:table-cell>
              <table:table-cell office:value-type="float" office:value="0.9374865">
                <text:p>0.9374865</text:p>
              </table:table-cell>
              <table:table-cell office:value-type="float" office:value="800000">
                <text:p>800000</text:p>
              </table:table-cell>
              <table:table-cell office:value-type="float" office:value="0.6163778">
                <text:p>0.6163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">
                <text:p>25000</text:p>
              </table:table-cell>
              <table:table-cell office:value-type="float" office:value="4.1985368">
                <text:p>4.1985368</text:p>
              </table:table-cell>
              <table:table-cell office:value-type="float" office:value="2500000">
                <text:p>2500000</text:p>
              </table:table-cell>
              <table:table-cell office:value-type="float" office:value="1.2405483">
                <text:p>1.2405483</text:p>
              </table:table-cell>
              <table:table-cell office:value-type="float" office:value="1000000">
                <text:p>1000000</text:p>
              </table:table-cell>
              <table:table-cell office:value-type="float" office:value="0.6562733">
                <text:p>0.65627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">
                <text:p>30000</text:p>
              </table:table-cell>
              <table:table-cell office:value-type="float" office:value="5.819979">
                <text:p>5.819979</text:p>
              </table:table-cell>
              <table:table-cell office:value-type="float" office:value="3000000">
                <text:p>3000000</text:p>
              </table:table-cell>
              <table:table-cell office:value-type="float" office:value="1.5478143">
                <text:p>1.5478143</text:p>
              </table:table-cell>
              <table:table-cell office:value-type="float" office:value="1200000">
                <text:p>1200000</text:p>
              </table:table-cell>
              <table:table-cell office:value-type="float" office:value="0.8176596">
                <text:p>0.8176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">
                <text:p>35000</text:p>
              </table:table-cell>
              <table:table-cell office:value-type="float" office:value="7.1853852">
                <text:p>7.1853852</text:p>
              </table:table-cell>
              <table:table-cell office:value-type="float" office:value="3500000">
                <text:p>3500000</text:p>
              </table:table-cell>
              <table:table-cell office:value-type="float" office:value="1.8515309">
                <text:p>1.8515309</text:p>
              </table:table-cell>
              <table:table-cell office:value-type="float" office:value="1400000">
                <text:p>1400000</text:p>
              </table:table-cell>
              <table:table-cell office:value-type="float" office:value="1.0145614">
                <text:p>1.0145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">
                <text:p>40000</text:p>
              </table:table-cell>
              <table:table-cell office:value-type="float" office:value="9.5815498">
                <text:p>9.5815498</text:p>
              </table:table-cell>
              <table:table-cell office:value-type="float" office:value="4000000">
                <text:p>4000000</text:p>
              </table:table-cell>
              <table:table-cell office:value-type="float" office:value="2.1538264">
                <text:p>2.1538264</text:p>
              </table:table-cell>
              <table:table-cell office:value-type="float" office:value="1600000">
                <text:p>1600000</text:p>
              </table:table-cell>
              <table:table-cell office:value-type="float" office:value="1.2426269">
                <text:p>1.2426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0">
                <text:p>45000</text:p>
              </table:table-cell>
              <table:table-cell office:value-type="float" office:value="12.4891272">
                <text:p>12.4891272</text:p>
              </table:table-cell>
              <table:table-cell office:value-type="float" office:value="4500000">
                <text:p>4500000</text:p>
              </table:table-cell>
              <table:table-cell office:value-type="float" office:value="2.4547035">
                <text:p>2.4547035</text:p>
              </table:table-cell>
              <table:table-cell office:value-type="float" office:value="1800000">
                <text:p>1800000</text:p>
              </table:table-cell>
              <table:table-cell office:value-type="float" office:value="1.4560669">
                <text:p>1.45606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15.8624392">
                <text:p>15.8624392</text:p>
              </table:table-cell>
              <table:table-cell office:value-type="float" office:value="5000000">
                <text:p>5000000</text:p>
              </table:table-cell>
              <table:table-cell office:value-type="float" office:value="2.6916142">
                <text:p>2.6916142</text:p>
              </table:table-cell>
              <table:table-cell office:value-type="float" office:value="2000000">
                <text:p>2000000</text:p>
              </table:table-cell>
              <table:table-cell office:value-type="float" office:value="1.6866928">
                <text:p>1.6866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0000">
                <text:p>6500000</text:p>
              </table:table-cell>
              <table:table-cell office:value-type="float" office:value="3.5705828">
                <text:p>3.5705828</text:p>
              </table:table-cell>
              <table:table-cell office:value-type="float" office:value="3200000">
                <text:p>3200000</text:p>
              </table:table-cell>
              <table:table-cell office:value-type="float" office:value="2.6479533">
                <text:p>2.6479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000">
                <text:p>8000000</text:p>
              </table:table-cell>
              <table:table-cell office:value-type="float" office:value="4.3846846">
                <text:p>4.3846846</text:p>
              </table:table-cell>
              <table:table-cell office:value-type="float" office:value="3800000">
                <text:p>3800000</text:p>
              </table:table-cell>
              <table:table-cell office:value-type="float" office:value="3.2796632">
                <text:p>3.2796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00000">
                <text:p>9500000</text:p>
              </table:table-cell>
              <table:table-cell office:value-type="float" office:value="4.8322453">
                <text:p>4.8322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